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9.226cm" fo:margin-top="0cm" fo:margin-bottom="0cm" table:align="center" style:writing-mode="lr-tb"/>
    </style:style>
    <style:style style:name="Table1.A" style:family="table-column">
      <style:table-column-properties style:column-width="1.692cm"/>
    </style:style>
    <style:style style:name="Table1.B" style:family="table-column">
      <style:table-column-properties style:column-width="2.062cm"/>
    </style:style>
    <style:style style:name="Table1.C" style:family="table-column">
      <style:table-column-properties style:column-width="2.066cm"/>
    </style:style>
    <style:style style:name="Table1.D" style:family="table-column">
      <style:table-column-properties style:column-width="2.82cm"/>
    </style:style>
    <style:style style:name="Table1.E" style:family="table-column">
      <style:table-column-properties style:column-width="2.925cm"/>
    </style:style>
    <style:style style:name="Table1.F" style:family="table-column">
      <style:table-column-properties style:column-width="2.824cm"/>
    </style:style>
    <style:style style:name="Table1.G" style:family="table-column">
      <style:table-column-properties style:column-width="2.817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1" fo:border-top="none" fo:border-bottom="none">
        <style:background-image/>
      </style:table-cell-properties>
    </style:style>
    <style:style style:name="Table1.D1" style:family="table-cell" style:data-style-name="N0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G1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2" style:family="table-row">
      <style:table-row-properties style:min-row-height="0.265cm" style:keep-together="true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B3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1" fo:border-top="0.018cm solid #00000a" fo:border-bottom="0.018cm solid #00000a">
        <style:background-image/>
      </style:table-cell-properties>
    </style:style>
    <style:style style:name="Table1.D4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Table1.G4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Table1.B5" style:family="table-cell">
      <style:table-cell-properties fo:background-color="#ffffff" fo:padding-left="0.191cm" fo:padding-right="0.191cm" fo:padding-top="0cm" fo:padding-bottom="0cm" fo:border-left="0.018cm solid #00000a" fo:border-right="0.018cm solid #000001" fo:border-top="0.018cm solid #00000a" fo:border-bottom="0.018cm solid #00000a">
        <style:background-image/>
      </style:table-cell-properties>
    </style:style>
    <style:style style:name="Table1.D5" style:family="table-cell">
      <style:table-cell-properties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Table1.G5" style:family="table-cell" style:data-style-name="N0">
      <style:table-cell-properties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Table1.8" style:family="table-row">
      <style:table-row-properties style:min-row-height="1.111cm" style:keep-together="true" fo:keep-together="auto"/>
    </style:style>
    <style:style style:name="Table1.D8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D9" style:family="table-cell">
      <style:table-cell-properties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H15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end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/>
      <style:text-properties fo:color="#000000" fo:font-size="10pt" style:font-name-asian="Times New Roman" style:font-size-asian="10pt" style:language-asian="en" style:country-asian="CA" style:font-name-complex="Calibri1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0cm" fo:margin-bottom="0cm" fo:line-height="100%"/>
      <style:text-properties fo:background-color="#66ff66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Calibri" style:font-name-asian="Times New Roman" style:language-asian="en" style:country-asian="CA" style:font-name-complex="Calibri1"/>
    </style:style>
    <style:style style:name="T4" style:family="text">
      <style:text-properties fo:color="#000000" style:font-name="Calibri" fo:font-size="12pt" style:font-name-asian="Times New Roman" style:font-size-asian="12pt" style:language-asian="en" style:country-asian="CA" style:font-name-complex="Calibri1" style:font-size-complex="12pt"/>
    </style:style>
    <style:style style:name="T5" style:family="text">
      <style:text-properties fo:color="#000000" style:font-name="Calibri" fo:font-size="12pt" fo:font-weight="bold" style:font-name-asian="Times New Roman" style:font-size-asian="12pt" style:language-asian="en" style:country-asian="CA" style:font-weight-asian="bold" style:font-name-complex="Calibri1" style:font-size-complex="12pt" style:font-weight-complex="bold"/>
    </style:style>
    <style:style style:name="T6" style:family="text">
      <style:text-properties fo:color="#000000" style:font-name="Calibri" fo:font-weight="bold" style:font-name-asian="Times New Roman" style:language-asian="en" style:country-asian="CA" style:font-weight-asian="bold" style:font-name-complex="Calibri1" style:font-weight-complex="bold"/>
    </style:style>
    <style:style style:name="T7" style:family="text">
      <style:text-properties fo:color="#000000" fo:font-size="10pt" style:font-name-asian="Times New Roman" style:font-size-asian="10pt" style:language-asian="en" style:country-asian="CA" style:font-name-complex="Calibri1" style:font-size-complex="10pt"/>
    </style:style>
    <style:style style:name="T8" style:family="text">
      <style:text-properties fo:color="#000000" fo:font-size="10pt" fo:font-weight="bold" style:font-name-asian="Times New Roman" style:font-size-asian="10pt" style:language-asian="en" style:country-asian="CA" style:font-weight-asian="bold" style:font-name-complex="Calibri1" style:font-size-complex="10pt" style:font-weight-complex="bold"/>
    </style:style>
    <style:style style:name="T9" style:family="text">
      <style:text-properties fo:color="#000000" fo:font-size="10pt" fo:background-color="#66ff66" style:font-name-asian="Times New Roman" style:font-size-asian="10pt" style:language-asian="en" style:country-asian="CA" style:font-name-complex="Calibri1" style:font-size-complex="10pt"/>
    </style:style>
    <style:style style:name="T10" style:family="text">
      <style:text-properties fo:color="#ff0000" fo:font-size="12pt" fo:font-weight="bold" style:font-size-asian="12pt" style:font-weight-asian="bold" style:font-size-complex="12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Lab Report</text:span><text:span text:style-name="T2"> <text:tab/><text:tab/><text:tab/>GAME3004 – Mobile Game Development II<text:tab/></text:span><text:span text:style-name="T1"> <text:tab/><text:tab/>W2022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<text:span text:style-name="T4"/></text:p>
          </table:table-cell>
          <table:table-cell table:style-name="Table1.B1" table:number-columns-spanned="2" office:value-type="string">
            <text:p text:style-name="P3"><text:span text:style-name="T5">Lab / Assignment </text:span></text:p>
          </table:table-cell>
          <table:covered-table-cell/>
          <table:table-cell table:style-name="Table1.D1" office:value-type="float" office:value="1">
            <text:p text:style-name="P2"><text:span text:style-name="T4">1</text:span></text:p>
          </table:table-cell>
          <table:table-cell table:style-name="Table1.B1" table:number-columns-spanned="2" office:value-type="string">
            <text:p text:style-name="P4"><text:span text:style-name="T5"><text:s/>Date Submitted </text:span></text:p>
          </table:table-cell>
          <table:covered-table-cell/>
          <table:table-cell table:style-name="Table1.G1" office:value-type="string">
            <text:p text:style-name="P4"><text:span text:style-name="T4">1/22/23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5"/></text:p>
          </table:table-cell>
          <table:table-cell table:style-name="Table1.A2" office:value-type="string">
            <text:p text:style-name="P3"><text:span text:style-name="T5"/></text:p>
          </table:table-cell>
          <table:table-cell table:style-name="Table1.A2" office:value-type="string">
            <text:p text:style-name="P4"><text:span text:style-name="T4"/></text:p>
          </table:table-cell>
          <table:table-cell table:style-name="Table1.A2" office:value-type="string">
            <text:p text:style-name="P3"><text:span text:style-name="T5"/></text:p>
          </table:table-cell>
          <table:table-cell table:style-name="Table1.A2" office:value-type="string">
            <text:p text:style-name="P3"><text:span text:style-name="T5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table:number-columns-spanned="0" office:value-type="string">
            <text:p text:style-name="P2"><text:span text:style-name="T4"/></text:p>
          </table:table-cell>
        </table:table-row>
        <table:table-row table:style-name="Table1.1">
          <table:table-cell table:style-name="Table1.A1" office:value-type="string">
            <text:p text:style-name="P2"><text:span text:style-name="T4"/></text:p>
          </table:table-cell>
          <table:table-cell table:style-name="Table1.B3" table:number-columns-spanned="5" office:value-type="string">
            <text:p text:style-name="P4"><text:span text:style-name="T5">Student Informat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4"/></text:p>
          </table:table-cell>
          <table:table-cell table:style-name="Table1.B3" table:number-columns-spanned="2" office:value-type="string">
            <text:p text:style-name="P2"><text:span text:style-name="T5">First Name</text:span></text:p>
          </table:table-cell>
          <table:covered-table-cell/>
          <table:table-cell table:style-name="Table1.D4" table:number-columns-spanned="3" office:value-type="string">
            <text:p text:style-name="P2"><text:span text:style-name="T5">Last Name</text:span></text:p>
          </table:table-cell>
          <table:covered-table-cell/>
          <table:covered-table-cell/>
          <table:table-cell table:style-name="Table1.G4" office:value-type="string">
            <text:p text:style-name="P2"><text:span text:style-name="T5">Student ID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/></text:p>
          </table:table-cell>
          <table:table-cell table:style-name="Table1.B5" table:number-columns-spanned="2" office:value-type="string">
            <text:p text:style-name="P6"><text:span text:style-name="T4">Benjamin</text:span></text:p>
          </table:table-cell>
          <table:covered-table-cell/>
          <table:table-cell table:style-name="Table1.D5" table:number-columns-spanned="3" office:value-type="string">
            <text:p text:style-name="P6"><text:span text:style-name="T4">Frank</text:span></text:p>
          </table:table-cell>
          <table:covered-table-cell/>
          <table:covered-table-cell/>
          <table:table-cell table:style-name="Table1.G5" office:value-type="float" office:value="101209612">
            <text:p text:style-name="P6"><text:span text:style-name="T4">101209612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5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4"><text:span text:style-name="T4"/></text:p>
          </table:table-cell>
          <table:table-cell table:style-name="Table1.A2" office:value-type="string">
            <text:p text:style-name="P4"><text:span text:style-name="T4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table:number-columns-spanned="0" office:value-type="string">
            <text:p text:style-name="P2"><text:span text:style-name="T4"/></text:p>
          </table:table-cell>
        </table:table-row>
        <table:table-row table:style-name="Table1.1">
          <table:table-cell table:style-name="Table1.A2" office:value-type="string">
            <text:p text:style-name="P2"><text:span text:style-name="T5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4"><text:span text:style-name="T4"/></text:p>
          </table:table-cell>
          <table:table-cell table:style-name="Table1.B3" table:number-columns-spanned="4" office:value-type="string">
            <text:p text:style-name="P4"><text:span text:style-name="T5">Achievement Level</text:span></text:p>
          </table:table-cell>
          <table:covered-table-cell/>
          <table:covered-table-cell/>
          <table:covered-table-cell/>
          <table:table-cell table:style-name="Table1.A1" table:number-columns-spanned="0" office:value-type="string">
            <text:p text:style-name="P2"><text:span text:style-name="T3"/></text:p>
          </table:table-cell>
        </table:table-row>
        <table:table-row table:style-name="Table1.8">
          <table:table-cell table:style-name="Table1.B3" table:number-columns-spanned="3" office:value-type="string">
            <text:p text:style-name="P2"><text:span text:style-name="T5">Feature / Task / Subtask</text:span></text:p>
          </table:table-cell>
          <table:covered-table-cell/>
          <table:covered-table-cell/>
          <table:table-cell table:style-name="Table1.D8" office:value-type="string">
            <text:p text:style-name="P4"><text:span text:style-name="T5">Incomplete<text:line-break/>0%</text:span></text:p>
          </table:table-cell>
          <table:table-cell table:style-name="Table1.D8" office:value-type="string">
            <text:p text:style-name="P4"><text:span text:style-name="T5">Unsatisfactory<text:line-break/>50%</text:span></text:p>
          </table:table-cell>
          <table:table-cell table:style-name="Table1.D8" office:value-type="string">
            <text:p text:style-name="P4"><text:span text:style-name="T5">Satisfactory<text:line-break/>75%</text:span></text:p>
          </table:table-cell>
          <table:table-cell table:style-name="Table1.D8" office:value-type="string">
            <text:p text:style-name="P4"><text:span text:style-name="T5">Complete<text:line-break/>100%</text:span></text:p>
          </table:table-cell>
          <table:table-cell table:style-name="Table1.G1" table:number-columns-spanned="0" office:value-type="string">
            <text:p text:style-name="P4"><text:span text:style-name="T5">Value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Version Control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No Repo Created or Repo inaccessible.</text:span></text:p>
          </table:table-cell>
          <table:table-cell table:style-name="Table1.D9" office:value-type="string">
            <text:p text:style-name="P2"><text:span text:style-name="T7">Repo is created but inappropriately named. Repo does not include necessary project components.</text:span></text:p>
          </table:table-cell>
          <table:table-cell table:style-name="Table1.D9" office:value-type="string">
            <text:p text:style-name="P2"><text:span text:style-name="T7">Repo is created and includes all components but only includes a single commit.</text:span></text:p>
          </table:table-cell>
          <table:table-cell table:style-name="Table1.D9" office:value-type="string">
            <text:p text:style-name="P7"><text:span text:style-name="T7">Created Master Repo.</text:span></text:p>
            <text:p text:style-name="P7"><text:span text:style-name="T7">Added this week’s Lab to Master Repo.</text:span></text:p>
            <text:p text:style-name="P7"><text:span text:style-name="T7">Lab Folder is appropriately named.</text:span></text:p>
            <text:p text:style-name="P7"><text:span text:style-name="T7">Added instructor as collaborator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Character Controller </text:span></text:p>
            <text:p text:style-name="P2"><text:span text:style-name="T4">(Physics)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Physics have not been adjusted. Character Controller Component has not been added to the Player.</text:span></text:p>
            <text:p text:style-name="P2"><text:span text:style-name="T7">GroundCheck GameObject has not been added.</text:span></text:p>
          </table:table-cell>
          <table:table-cell table:style-name="Table1.D9" office:value-type="string">
            <text:p text:style-name="P2"><text:span text:style-name="T7">Character Controller Component has been added, but Game Physics have not been adjusted appropriately.</text:span></text:p>
            <text:p text:style-name="P2"><text:span text:style-name="T7">GroundCheck Object has not been added and / or not setup correctly which causes Player to not be Grounded.</text:span></text:p>
          </table:table-cell>
          <table:table-cell table:style-name="Table1.D9" office:value-type="string">
            <text:p text:style-name="P2"><text:span text:style-name="T7">Character Controller Component has been attached to Player.</text:span></text:p>
            <text:p text:style-name="P2"><text:span text:style-name="T7">GroundCheck GameObject has been added.</text:span></text:p>
            <text:p text:style-name="P2"><text:span text:style-name="T7">However, some tweaking is still possible to provide a better player experience.</text:span></text:p>
          </table:table-cell>
          <table:table-cell table:style-name="Table1.D9" office:value-type="string">
            <text:p text:style-name="P7"><text:span text:style-name="T7">Game Physics have been adjusted to provide a better player experience. Character Controller Component has been attached to Player.</text:span></text:p>
            <text:p text:style-name="P7"><text:span text:style-name="T7">GroundCheck GameObject has been added and is set at the right height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Character Controller (Movement)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PlayerBehaviour Script is missing or does not allow the player to Move and/or Jump.</text:span></text:p>
          </table:table-cell>
          <table:table-cell table:style-name="Table1.D9" office:value-type="string">
            <text:p text:style-name="P2"><text:span text:style-name="T7">PlayerBehaviour Script exists and enables player to Move and/or Jump. However, the Script throws errors or behaves incorrectly.</text:span></text:p>
            <text:p text:style-name="P5"/>
          </table:table-cell>
          <table:table-cell table:style-name="Table1.D9" office:value-type="string">
            <text:p text:style-name="P2"><text:span text:style-name="T7">PlayerBehaviour Script enables player to Move and Jump Appropriately.</text:span></text:p>
            <text:p text:style-name="P2"><text:span text:style-name="T7">But Movement can be improved and/or Script can be improved.</text:span></text:p>
          </table:table-cell>
          <table:table-cell table:style-name="Table1.D9" office:value-type="string">
            <text:p text:style-name="P7"><text:span text:style-name="T7">PlayerBehaviour Script exposes all the correct properties in the Inspector.</text:span></text:p>
            <text:p text:style-name="P2"><text:span text:style-name="T9">PlayerBehaviour Script enables player to Move and Jump Appropriately</text:span><text:span text:style-name="T7">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ext:soft-page-break/>
        <table:table-row table:style-name="Table1.1">
          <table:table-cell table:style-name="Table1.B5" table:number-columns-spanned="3" office:value-type="string">
            <text:p text:style-name="P2"><text:span text:style-name="T4">Blender </text:span></text:p>
            <text:p text:style-name="P2"><text:span text:style-name="T4">(Maze Tile Creation)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Maze Tiles have not been created in Blender.</text:span></text:p>
          </table:table-cell>
          <table:table-cell table:style-name="Table1.D9" office:value-type="string">
            <text:p text:style-name="P2"><text:span text:style-name="T7">Only 1 Maze Tile has been created in Blender. The Maze Tile has been Textured but doesn’t look right or is inappropriately <text:s/>sized.</text:span></text:p>
          </table:table-cell>
          <table:table-cell table:style-name="Table1.D9" office:value-type="string">
            <text:p text:style-name="P2"><text:span text:style-name="T7">At least 2 Maze Tiles have been created in Blender. However, the Textures and /or Tile sizes need adjustment or tweaking.</text:span></text:p>
          </table:table-cell>
          <table:table-cell table:style-name="Table1.D9" office:value-type="string">
            <text:p text:style-name="P7"><text:span text:style-name="T7">At least 2 Maze Tiles have been created in Blender. Both Maze Tiles are textured appropriately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Blender</text:span></text:p>
            <text:p text:style-name="P2"><text:span text:style-name="T4">(Maze Tile Import to Unity)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Maze Tiles have not been imported in Unity.</text:span></text:p>
          </table:table-cell>
          <table:table-cell table:style-name="Table1.D9" office:value-type="string">
            <text:p text:style-name="P2"><text:span text:style-name="T7">Only 1 Maze Tile have been brought into Unity. Maze Tile Materials and Textures have not been Extracted correctly or are missing. Some Z-fighting is evident.</text:span></text:p>
          </table:table-cell>
          <table:table-cell table:style-name="Table1.D9" office:value-type="string">
            <text:p text:style-name="P2"><text:span text:style-name="T7">At least 2 Maze Tiles have been brought into Unity. However, Maze Tile Materials and/or Textures have not been Extracted correctly.</text:span></text:p>
          </table:table-cell>
          <table:table-cell table:style-name="Table1.D9" office:value-type="string">
            <text:p text:style-name="P7"><text:span text:style-name="T7">At least 2 Maze Tiles have been brought into Unity correctly. Maze Tile Materials and Textures have been Extracted in Unity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Unity Maze Level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A Maze Level has not been constructed in Unity.</text:span></text:p>
          </table:table-cell>
          <table:table-cell table:style-name="Table1.D9" office:value-type="string">
            <text:p text:style-name="P2"><text:span text:style-name="T7">Only 1 Maze Tile has been used to create a very simple Scene in Unity. The Scene has issues, and it is difficult for the Player to Navigate within, or some visual errors exist.</text:span></text:p>
          </table:table-cell>
          <table:table-cell table:style-name="Table1.D9" office:value-type="string">
            <text:p text:style-name="P2"><text:span text:style-name="T7">At least 2 Maze Tiles have been used to create a very simple Scene in Unity, but the Scene needs some adjustment improve GamePlay and/or the Player Experience.</text:span></text:p>
          </table:table-cell>
          <table:table-cell table:style-name="Table1.D9" office:value-type="string">
            <text:p text:style-name="P7"><text:span text:style-name="T7">At least 2 Maze Tiles have been used to create a very simple Scene in Unity that the Player can navigate within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/></text:p>
          </table:table-cell>
          <table:covered-table-cell/>
          <table:covered-table-cell/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H15" table:number-columns-spanned="0" office:value-type="string">
            <text:p text:style-name="P2"><text:span text:style-name="T3"/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/></text:p>
          </table:table-cell>
          <table:covered-table-cell/>
          <table:covered-table-cell/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8">Total</text:span></text:p>
          </table:table-cell>
          <table:table-cell table:style-name="Table1.H15" table:number-columns-spanned="0" office:value-type="string">
            <text:p text:style-name="P4"><text:span text:style-name="T6">30</text:span></text:p>
          </table:table-cell>
        </table:table-row>
      </table:table>
      <text:p text:style-name="P1"/>
      <text:p text:style-name="Standard"><text:span text:style-name="T10">**Instructions: Please Highlight the Achievement Level for each Feature / Task / Subtask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Tsiliopoulos</meta:initial-creator>
    <meta:editing-cycles>62</meta:editing-cycles>
    <meta:creation-date>2020-09-13T05:14:00</meta:creation-date>
    <dc:date>2023-01-22T15:04:49.99</dc:date>
    <meta:editing-duration>PT43M32S</meta:editing-duration>
    <meta:generator>OpenOffice/4.1.13$Win32 OpenOffice.org_project/4113m1$Build-9810</meta:generator>
    <meta:document-statistic meta:table-count="1" meta:image-count="0" meta:object-count="0" meta:page-count="2" meta:paragraph-count="71" meta:word-count="553" meta:character-count="34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